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8">
      <style:paragraph-properties fo:margin-top="0in" fo:margin-bottom="0in"/>
    </style:style>
    <style:style style:name="P18" style:family="paragraph" style:parent-style-name="Text_20_body" style:list-style-name="L9">
      <style:paragraph-properties fo:margin-top="0in" fo:margin-bottom="0in"/>
    </style:style>
    <style:style style:name="P19" style:family="paragraph" style:parent-style-name="Text_20_body" style:list-style-name="L10">
    </style:style>
    <style:style style:name="P20" style:family="paragraph" style:parent-style-name="Text_20_body" style:list-style-name="L11">
      <style:paragraph-properties fo:margin-top="0in" fo:margin-bottom="0in"/>
    </style:style>
    <style:style style:name="P21" style:family="paragraph" style:parent-style-name="Text_20_body" style:list-style-name="L12">
      <style:paragraph-properties fo:margin-top="0in" fo:margin-bottom="0in"/>
    </style:style>
    <style:style style:name="P22" style:family="paragraph" style:parent-style-name="Text_20_body" style:list-style-name="L13">
      <style:paragraph-properties fo:margin-top="0in" fo:margin-bottom="0in"/>
    </style:style>
    <style:style style:name="P23" style:family="paragraph" style:parent-style-name="Text_20_body" style:list-style-name="L14">
      <style:paragraph-properties fo:margin-top="0in" fo:margin-bottom="0in"/>
    </style:style>
    <style:style style:name="P24" style:family="paragraph" style:parent-style-name="Text_20_body" style:list-style-name="L15">
      <style:paragraph-properties fo:margin-top="0in" fo:margin-bottom="0in"/>
    </style:style>
    <style:style style:name="P25" style:family="paragraph" style:parent-style-name="Text_20_body" style:list-style-name="L16">
      <style:paragraph-properties fo:margin-top="0in" fo:margin-bottom="0in"/>
    </style:style>
    <style:style style:name="P26" style:family="paragraph" style:parent-style-name="Text_20_body" style:list-style-name="L17">
      <style:paragraph-properties fo:margin-top="0in" fo:margin-bottom="0in"/>
    </style:style>
    <style:style style:name="P27" style:family="paragraph" style:parent-style-name="Text_20_body" style:list-style-name="L18">
      <style:paragraph-properties fo:margin-top="0in" fo:margin-bottom="0in"/>
    </style:style>
    <style:style style:name="P28" style:family="paragraph" style:parent-style-name="Text_20_body" style:list-style-name="L19">
      <style:paragraph-properties fo:margin-top="0in" fo:margin-bottom="0in"/>
    </style:style>
  </office:automatic-styles>
  <office:body>
    <office:text>
      <text:h text:style-name="Heading_20_1" text:outline-level="1"><text:bookmark-start text:name="consignation-des-modifications"/>Consignation des Modifications<text:bookmark-end text:name="consignation-des-modifications"/></text:h>
      <text:h text:style-name="Heading_20_2" text:outline-level="2"><text:bookmark-start text:name="fichier-html-commandehtml"/>Fichier HTML (commande.html)<text:bookmark-end text:name="fichier-html-commandehtml"/></text:h>
      <text:list text:style-name="L1">
        <text:list-item>
          <text:p text:style-name="P1"><text:span text:style-name="T1">Modification des éléments range (sélecteurs):</text:span></text:p>
          <text:list text:style-name="L2">
            <text:list-item>
              <text:p text:style-name="P2">Ajout de l’attribut <text:span text:style-name="Source_Text">oninput</text:span> sur les trois balises <text:span text:style-name="Source_Text">&lt;input type="range"&gt;</text:span>.</text:p>
            </text:list-item>
            <text:list-item>
              <text:p text:style-name="P2">L’attribut appelle la fonction <text:span text:style-name="Source_Text">info(valeur, identifiant)</text:span> pour mettre à jour l’affichage en temps réel.</text:p>
            </text:list-item>
          </text:list>
        </text:list-item>
        <text:list-item>
          <text:p text:style-name="P1"><text:span text:style-name="T1">Détails des appels </text:span><text:span text:style-name="Source_Text">oninput</text:span><text:span text:style-name="T1"> ajoutés :</text:span></text:p>
          <text:list text:style-name="L3">
            <text:list-item>
              <text:p text:style-name="P3"><text:span text:style-name="Source_Text">intensiteRange</text:span> : <text:span text:style-name="Source_Text">oninput="info(this.value, 'intensiteValue')"</text:span></text:p>
            </text:list-item>
            <text:list-item>
              <text:p text:style-name="P3"><text:span text:style-name="Source_Text">inclinaisonRange</text:span> : <text:span text:style-name="Source_Text">oninput="info(this.value, 'inclinaisonValue')"</text:span></text:p>
            </text:list-item>
            <text:list-item>
              <text:p text:style-name="P3"><text:span text:style-name="Source_Text">rotationRange</text:span> : <text:span text:style-name="Source_Text">oninput="info(this.value, 'rotationValue')"</text:span></text:p>
            </text:list-item>
          </text:list>
        </text:list-item>
      </text:list>
      <text:p text:style-name="Horizontal_20_Line"/>
      <text:h text:style-name="Heading_20_2" text:outline-level="2"><text:bookmark-start text:name="fichier-javascript-formujs"/>Fichier JavaScript (formu.js)<text:bookmark-end text:name="fichier-javascript-formujs"/></text:h>
      <text:list text:style-name="L4">
        <text:list-item>
          <text:p text:style-name="P4"><text:span text:style-name="T1">Ajout d’une nouvelle fonction:</text:span></text:p>
          <text:list text:style-name="L5">
            <text:list-item>
              <text:p text:style-name="P5">Déclaration de la fonction <text:span text:style-name="Source_Text">info(valeur, identifiant)</text:span>.</text:p>
            </text:list-item>
          </text:list>
        </text:list-item>
        <text:list-item>
          <text:p text:style-name="P4"><text:span text:style-name="T1">Rôle de la fonction </text:span><text:span text:style-name="Source_Text">info</text:span><text:span text:style-name="T1">:</text:span></text:p>
          <text:list text:style-name="L6">
            <text:list-item>
              <text:p text:style-name="P6">Elle modifie le contenu de la balise bloc associée en utilisant la propriété <text:span text:style-name="Source_Text">innerHTML</text:span>.</text:p>
            </text:list-item>
          </text:list>
        </text:list-item>
        <text:list-item>
          <text:p text:style-name="P4"><text:span text:style-name="T1">Optimisation de la fonction </text:span><text:span text:style-name="Source_Text">info</text:span><text:span text:style-name="T1"> (selon le principe </text:span>“<text:span text:style-name="T1">tant que ça fonctionne</text:span>”<text:span text:style-name="T1">) :</text:span></text:p>
          <text:list text:style-name="L7">
            <text:list-item>
              <text:p text:style-name="P7">Suppression de la variable <text:span text:style-name="Source_Text">const</text:span> et de la condition <text:span text:style-name="Source_Text">if</text:span>.</text:p>
            </text:list-item>
            <text:list-item>
              <text:p text:style-name="P7">L’instruction est réduite à l’action unique nécessaire.</text:p>
            </text:list-item>
          </text:list>
        </text:list-item>
        <text:list-item>
          <text:p text:style-name="P4"><text:span text:style-name="T1">Contenu final de formu.js (extrait des modifications):</text:span></text:p>
          <text:p text:style-name="P8">function definitionFenetre(){</text:p>
          <text:p text:style-name="P9"><text:s text:c="4"/>var largeur = window.innerWidth;</text:p>
          <text:p text:style-name="P10"><text:s text:c="4"/>var hauteur = window.innerHeight;</text:p>
          <text:p text:style-name="P11"><text:s text:c="4"/>console.log("Définition : "+largeur+'*'+hauteur);</text:p>
          <text:p text:style-name="P12">}</text:p>
          <text:p text:style-name="P13"/>
          <text:p text:style-name="P14">function info(valeur, identifiant) {</text:p>
          <text:p text:style-name="P15"><text:s text:c="4"/>document.getElementById(identifiant).innerHTML = valeur;</text:p>
          <text:p text:style-name="P16">}</text:p>
        </text:list-item>
      </text:list>
      <text:p text:style-name="Horizontal_20_Line"/>
      <text:h text:style-name="Heading_20_2" text:outline-level="2"><text:bookmark-start text:name="informations-sur-le-code-existant-commandehtml"/>Informations sur le Code Existant (commande.html)<text:bookmark-end text:name="informations-sur-le-code-existant-commandehtml"/></text:h>
      <text:list text:style-name="L8">
        <text:list-item>
          <text:p text:style-name="P17"><text:span text:style-name="T1">Utilisation de la dimension réelle de l’écran (Responsive) :</text:span></text:p>
          <text:list text:style-name="L9">
            <text:list-item>
              <text:p text:style-name="P18">La ligne permettant d’utiliser une dimension réelle (adaptative) de l’écran est : <text:span text:style-name="Source_Text">&lt;meta name="viewport" content="width=device-width, initial-scale=1.0"&gt;</text:span></text:p>
            </text:list-item>
          </text:list>
        </text:list-item>
      </text:list>
      <text:p text:style-name="Horizontal_20_Line"/>
      <text:h text:style-name="Heading_20_2" text:outline-level="2"><text:bookmark-start text:name="analyse-du-comportement-de-redimensionnement"/>Analyse du Comportement de Redimensionnement<text:bookmark-end text:name="analyse-du-comportement-de-redimensionnement"/></text:h>
      <text:list text:style-name="L10">
        <text:list-item>
          <text:p text:style-name="P19"><text:span text:style-name="T1">Observation lors du redimensionnement de la fenêtre :</text:span></text:p>
          <text:list text:style-name="L11">
            <text:list-item>
              <text:p text:style-name="P20">La fonction JavaScript <text:span text:style-name="Source_Text">definitionFenetre()</text:span> est appelée.</text:p>
            </text:list-item>
            <text:list-item>
              <text:p text:style-name="P20">Un message est affiché dans la <text:span text:style-name="T1">Console des outils de développement (F12)</text:span>, indiquant les dimensions de la fenêtre sous le format <text:span text:style-name="Source_Text">Définition : [largeur]*[hauteur]</text:span>.</text:p>
            </text:list-item>
          </text:list>
        </text:list-item>
        <text:list-item>
          <text:p text:style-name="P19"><text:span text:style-name="T1">Justification (HTML &amp; JS) :</text:span></text:p>
          <text:list text:style-name="L12">
            <text:list-item>
              <text:p text:style-name="P21">L’événement est déclenché par l’attribut <text:span text:style-name="Source_Text">onresize="definitionFenetre()"</text:span> sur la balise <text:span text:style-name="Source_Text">&lt;body&gt;</text:span>.</text:p>
            </text:list-item>
            <text:list-item>
              <text:p text:style-name="P21">La fonction utilise <text:span text:style-name="Source_Text">window.innerWidth</text:span> et <text:span text:style-name="Source_Text">window.innerHeight</text:span> pour lire les dimensions et <text:span text:style-name="Source_Text">console.log</text:span> pour les afficher.</text:p>
            </text:list-item>
          </text:list>
        </text:list-item>
        <text:list-item>
          <text:p text:style-name="P19"><text:span text:style-name="T1">Avantage principal de </text:span><text:span text:style-name="Source_Text">console.log</text:span><text:span text:style-name="T1"> vs </text:span><text:span text:style-name="Source_Text">alert</text:span><text:span text:style-name="T1"> :</text:span></text:p>
          <text:list text:style-name="L13">
            <text:list-item>
              <text:p text:style-name="P22"><text:span text:style-name="Source_Text">console.log</text:span><text:span text:style-name="T1"> est non bloquant</text:span> : L’exécution du script continue sans interruption.</text:p>
            </text:list-item>
            <text:list-item>
              <text:p text:style-name="P22">Contrairement à <text:span text:style-name="Source_Text">alert</text:span>, qui crée une boîte de dialogue modale qui met le code en pause, <text:span text:style-name="Source_Text">console.log</text:span> permet un débogage <text:span text:style-name="T1">discret</text:span> et n’interrompt pas l’utilisateur ni l’exécution de l’application.</text:p>
            </text:list-item>
          </text:list>
        </text:list-item>
      </text:list>
      <text:p text:style-name="Horizontal_20_Line"/>
      <text:h text:style-name="Heading_20_2" text:outline-level="2"><text:bookmark-start text:name="analyse-des-modifications-css-les-3-styles"/>Analyse des Modifications CSS (Les 3 Styles)<text:bookmark-end text:name="analyse-des-modifications-css-les-3-styles"/></text:h>
      <text:h text:style-name="Heading_20_3" text:outline-level="3"><text:bookmark-start text:name="id_1--style-mobile-base-par-défaut-largeur--800px"/>1. 📱 Style Mobile (Base par défaut, Largeur &lt; 800px)<text:bookmark-end text:name="id_1--style-mobile-base-par-défaut-largeur--800px"/></text:h>
      <text:list text:style-name="L14">
        <text:list-item>
          <text:p text:style-name="P23"><text:span text:style-name="T1">Déclencheur :</text:span> Styles non conditionnels (“Mobile First”).</text:p>
        </text:list-item>
        <text:list-item>
          <text:p text:style-name="P23"><text:span text:style-name="T1">Objectif :</text:span> Mise en page verticale et compacte.</text:p>
        </text:list-item>
        <text:list-item>
          <text:p text:style-name="P23"><text:span text:style-name="T1">Caractéristiques :</text:span></text:p>
          <text:list text:style-name="L15">
            <text:list-item>
              <text:p text:style-name="P24">Entête masquée (<text:span text:style-name="Source_Text">header</text:span> en <text:span text:style-name="Source_Text">display: none;</text:span>).</text:p>
            </text:list-item>
            <text:list-item>
              <text:p text:style-name="P24">Navigation réduite à un seul élément (les autres <text:span text:style-name="Source_Text">li</text:span> sont masqués).</text:p>
            </text:list-item>
            <text:list-item>
              <text:p text:style-name="P24">Blocs de commande (<text:span text:style-name="Source_Text">#intensite</text:span>, etc.) prenant 90% de la largeur.</text:p>
            </text:list-item>
          </text:list>
        </text:list-item>
      </text:list>
      <text:h text:style-name="Heading_20_3" text:outline-level="3"><text:bookmark-start text:name="id_2-️-style-tabletteécran-moyen-800px--largeur--1123px"/>2. 🖥️ Style Tablette/Écran Moyen (800px ≤ Largeur ≤ 1123px)<text:bookmark-end text:name="id_2-️-style-tabletteécran-moyen-800px--largeur--1123px"/></text:h>
      <text:list text:style-name="L16">
        <text:list-item>
          <text:p text:style-name="P25"><text:span text:style-name="T1">Déclencheur :</text:span> <text:span text:style-name="Source_Text">@media screen and (min-width: 800px) and (max-width: 1123px)</text:span></text:p>
        </text:list-item>
        <text:list-item>
          <text:p text:style-name="P25"><text:span text:style-name="T1">Objectif :</text:span> Passage à une mise en page <text:span text:style-name="T1">à deux colonnes</text:span>.</text:p>
        </text:list-item>
        <text:list-item>
          <text:p text:style-name="P25"><text:span text:style-name="T1">Caractéristiques :</text:span></text:p>
          <text:list text:style-name="L17">
            <text:list-item>
              <text:p text:style-name="P26">Entête affichée (<text:span text:style-name="Source_Text">header</text:span> en <text:span text:style-name="Source_Text">display: block;</text:span>).</text:p>
            </text:list-item>
            <text:list-item>
              <text:p text:style-name="P26">Navigation affichée dans une <text:span text:style-name="T1">colonne latérale fixe</text:span> de 20% de largeur.</text:p>
            </text:list-item>
            <text:list-item>
              <text:p text:style-name="P26">Contenu (<text:span text:style-name="Source_Text">article</text:span>) décalé pour laisser de l’espace à la navigation (78% de largeur).</text:p>
            </text:list-item>
          </text:list>
        </text:list-item>
      </text:list>
      <text:h text:style-name="Heading_20_3" text:outline-level="3"><text:bookmark-start text:name="id_3--style-bureaugrand-écran-largeur--1124px"/>3. 💻 Style Bureau/Grand Écran (Largeur ≥ 1124px)<text:bookmark-end text:name="id_3--style-bureaugrand-écran-largeur--1124px"/></text:h>
      <text:list text:style-name="L18">
        <text:list-item>
          <text:p text:style-name="P27"><text:span text:style-name="T1">Déclencheur :</text:span> <text:span text:style-name="Source_Text">@media screen and (min-width: 1124px)</text:span></text:p>
        </text:list-item>
        <text:list-item>
          <text:p text:style-name="P27"><text:span text:style-name="T1">Objectif :</text:span> Mise en page <text:span text:style-name="T1">horizontale centrée</text:span> et optimisation des commandes.</text:p>
        </text:list-item>
        <text:list-item>
          <text:p text:style-name="P27"><text:span text:style-name="T1">Caractéristiques :</text:span></text:p>
          <text:list text:style-name="L19">
            <text:list-item>
              <text:p text:style-name="P28">Fond du <text:span text:style-name="Source_Text">body</text:span> avec images de projecteur. Contenu (<text:span text:style-name="Source_Text">#page</text:span>) centré et à fond noir.</text:p>
            </text:list-item>
            <text:list-item>
              <text:p text:style-name="P28">Navigation en <text:span text:style-name="T1">barre horizontale</text:span> (<text:span text:style-name="Source_Text">nav li</text:span> en <text:span text:style-name="Source_Text">inline-block</text:span>).</text:p>
            </text:list-item>
            <text:list-item>
              <text:p text:style-name="P28">Blocs de curseurs (<text:span text:style-name="Source_Text">#intensite</text:span>, etc.) alignés <text:span text:style-name="T1">horizontalement</text:span> (<text:span text:style-name="Source_Text">inline-block</text:span>, 10% de largeur).</text:p>
            </text:list-item>
            <text:list-item>
              <text:p text:style-name="P28">Curseurs (<text:span text:style-name="Source_Text">input[type=range]</text:span>) <text:span text:style-name="T1">tournés de 90 degrés</text:span> (<text:span text:style-name="Source_Text">transform: rotate(90deg)</text:span>) pour l’affichage vertical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5</meta:generator>
    <dc:title/>
    <dc:description/>
    <dc:subject/>
    <meta:keyword/>
    <meta:initial-creator/>
    <dc:creator/>
    <meta:creation-date>1970-01-01T00:00:00Z</meta:creation-date>
    <dc:date>1970-01-01T00:00:00Z</dc:date>
  </office:meta>
</office:document-meta>
</file>